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2.95cm"/>
    </style:style>
    <style:style style:name="gr2" style:family="graphic" style:parent-style-name="standard">
      <style:graphic-properties draw:fill="none" draw:fill-color="#cfe7f5" draw:textarea-horizontal-align="justify" draw:textarea-vertical-align="middle" draw:auto-grow-height="false" fo:min-height="1.195cm" fo:min-width="2.503cm"/>
    </style:style>
    <style:style style:name="gr3" style:family="graphic" style:parent-style-name="standard">
      <style:graphic-properties draw:fill="none" draw:fill-color="#cfe7f5" draw:textarea-horizontal-align="justify" draw:textarea-vertical-align="middle" draw:auto-grow-height="false" fo:min-height="1.195cm" fo:min-width="4.166cm"/>
    </style:style>
    <style:style style:name="gr4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44cm"/>
    </style:style>
    <style:style style:name="gr5" style:family="graphic" style:parent-style-name="standard">
      <style:graphic-properties draw:fill="none" draw:fill-color="#cfe7f5" draw:textarea-horizontal-align="justify" draw:textarea-vertical-align="middle" draw:auto-grow-height="false" fo:min-height="1.195cm" fo:min-width="3.684cm"/>
    </style:style>
    <style:style style:name="gr6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734cm"/>
    </style:style>
    <style:style style:name="gr7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2.539cm"/>
    </style:style>
    <style:style style:name="gr8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4.001cm"/>
    </style:style>
    <style:style style:name="gr9" style:family="graphic" style:parent-style-name="standard">
      <style:graphic-properties draw:fill="none" draw:fill-color="#cfe7f5" draw:textarea-horizontal-align="justify" draw:textarea-vertical-align="middle" draw:auto-grow-height="false" fo:min-height="1.195cm" fo:min-width="3.392cm"/>
    </style:style>
    <style:style style:name="gr10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3.33cm"/>
    </style:style>
    <style:style style:name="gr11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656cm"/>
    </style:style>
    <style:style style:name="gr12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2.921cm"/>
    </style:style>
    <style:style style:name="gr13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551cm"/>
    </style:style>
    <style:style style:name="gr14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483cm"/>
    </style:style>
    <style:style style:name="gr15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362cm"/>
    </style:style>
    <style:style style:name="gr16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609cm"/>
    </style:style>
    <style:style style:name="gr17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4.966cm"/>
    </style:style>
    <style:style style:name="gr18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805cm"/>
    </style:style>
    <style:style style:name="gr19" style:family="graphic" style:parent-style-name="standard">
      <style:graphic-properties draw:fill="none" draw:fill-color="#cfe7f5" draw:textarea-horizontal-align="justify" draw:textarea-vertical-align="middle" draw:auto-grow-height="false" fo:min-height="1.195cm" fo:min-width="4.029cm"/>
    </style:style>
    <style:style style:name="gr20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4.029cm"/>
    </style:style>
    <style:style style:name="gr21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57cm"/>
    </style:style>
    <style:style style:name="gr22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859cm"/>
    </style:style>
    <style:style style:name="gr23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4.747cm"/>
    </style:style>
    <style:style style:name="gr24" style:family="graphic" style:parent-style-name="standard">
      <style:graphic-properties draw:fill="none" draw:fill-color="#cfe7f5" draw:textarea-horizontal-align="justify" draw:textarea-vertical-align="middle" draw:auto-grow-height="false" fo:min-height="1.195cm" fo:min-width="3.138cm"/>
    </style:style>
    <style:style style:name="gr25" style:family="graphic" style:parent-style-name="standard">
      <style:graphic-properties draw:fill="none" draw:fill-color="#cfe7f5" draw:textarea-horizontal-align="justify" draw:textarea-vertical-align="middle" draw:auto-grow-height="false" fo:min-height="1.195cm" fo:min-width="3.785cm"/>
    </style:style>
    <style:style style:name="gr26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177cm"/>
    </style:style>
    <style:style style:name="gr27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5.065cm"/>
    </style:style>
    <style:style style:name="gr28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3.96cm"/>
    </style:style>
    <style:style style:name="gr29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921cm"/>
    </style:style>
    <style:style style:name="gr30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3.96cm"/>
    </style:style>
    <style:style style:name="gr31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5.328cm"/>
    </style:style>
    <style:style style:name="gr32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853cm"/>
    </style:style>
    <style:style style:name="gr33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4.876cm"/>
    </style:style>
    <style:style style:name="gr34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934cm"/>
    </style:style>
    <style:style style:name="gr35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5.323cm"/>
    </style:style>
    <style:style style:name="gr36" style:family="graphic" style:parent-style-name="standard">
      <style:graphic-properties draw:fill="none" draw:fill-color="#cfe7f5" draw:textarea-horizontal-align="justify" draw:textarea-vertical-align="middle" draw:auto-grow-height="false" fo:min-height="2.389cm" fo:min-width="6.081cm"/>
    </style:style>
    <style:style style:name="gr37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5.323cm"/>
    </style:style>
    <style:style style:name="gr38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5.299cm"/>
    </style:style>
    <style:style style:name="gr39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5.886cm"/>
    </style:style>
    <style:style style:name="gr40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6.026cm"/>
    </style:style>
    <style:style style:name="gr41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811cm"/>
    </style:style>
    <style:style style:name="gr42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5.001cm"/>
    </style:style>
    <style:style style:name="gr43" style:family="graphic" style:parent-style-name="standard">
      <style:graphic-properties draw:fill="none" draw:fill-color="#cfe7f5" draw:textarea-horizontal-align="justify" draw:textarea-vertical-align="middle" draw:auto-grow-height="false" fo:min-height="2.157cm" fo:min-width="5.178cm"/>
    </style:style>
    <style:style style:name="gr44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2.669cm"/>
    </style:style>
    <style:style style:name="gr45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777cm"/>
    </style:style>
    <style:style style:name="gr46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5.525cm"/>
    </style:style>
    <style:style style:name="gr47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955cm"/>
    </style:style>
    <style:style style:name="gr48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5.513cm"/>
    </style:style>
    <style:style style:name="gr49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21cm"/>
    </style:style>
    <style:style style:name="gr50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4.21cm"/>
    </style:style>
    <style:style style:name="gr51" style:family="graphic" style:parent-style-name="standard">
      <style:graphic-properties draw:fill="none" draw:fill-color="#cfe7f5" draw:textarea-horizontal-align="justify" draw:textarea-vertical-align="middle" draw:auto-grow-height="false" fo:min-height="2.389cm" fo:min-width="5.065cm"/>
    </style:style>
    <style:style style:name="gr52" style:family="graphic" style:parent-style-name="standard">
      <style:graphic-properties draw:fill="none" draw:fill-color="#cfe7f5" draw:textarea-horizontal-align="justify" draw:textarea-vertical-align="middle" draw:auto-grow-height="false" fo:min-height="0.909cm" fo:min-width="3.429cm"/>
    </style:style>
    <style:style style:name="gr53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4.813cm"/>
    </style:style>
    <style:style style:name="gr54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3.181cm"/>
    </style:style>
    <style:style style:name="gr55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4.887cm"/>
    </style:style>
    <style:style style:name="gr56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2.847cm"/>
    </style:style>
    <style:style style:name="gr57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3.808cm"/>
    </style:style>
    <style:style style:name="gr58" style:family="graphic" style:parent-style-name="standard">
      <style:graphic-properties draw:fill="none" draw:fill-color="#cfe7f5" draw:textarea-horizontal-align="justify" draw:textarea-vertical-align="middle" draw:auto-grow-height="false" fo:min-height="2.787cm" fo:min-width="4.485cm"/>
    </style:style>
    <style:style style:name="gr59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317cm"/>
    </style:style>
    <style:style style:name="gr60" style:family="graphic" style:parent-style-name="standard">
      <style:graphic-properties draw:fill="none" draw:fill-color="#cfe7f5" draw:textarea-horizontal-align="justify" draw:textarea-vertical-align="middle" draw:auto-grow-height="false" fo:min-height="1.791cm" fo:min-width="4.548cm"/>
    </style:style>
    <style:style style:name="gr61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555cm"/>
    </style:style>
    <style:style style:name="gr62" style:family="graphic" style:parent-style-name="standard">
      <style:graphic-properties draw:fill="none" draw:fill-color="#cfe7f5" draw:textarea-horizontal-align="justify" draw:textarea-vertical-align="middle" draw:auto-grow-height="false" fo:min-height="2.787cm" fo:min-width="4.639cm"/>
    </style:style>
    <style:style style:name="gr63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936cm"/>
    </style:style>
    <style:style style:name="gr64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5.425cm"/>
    </style:style>
    <style:style style:name="gr65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4.481cm"/>
    </style:style>
    <style:style style:name="gr66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3.495cm"/>
    </style:style>
    <style:style style:name="gr67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455cm"/>
    </style:style>
    <style:style style:name="gr68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858cm"/>
    </style:style>
    <style:style style:name="gr69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4.858cm"/>
    </style:style>
    <style:style style:name="gr70" style:family="graphic" style:parent-style-name="standard">
      <style:graphic-properties draw:fill="none" draw:fill-color="#cfe7f5" draw:textarea-horizontal-align="justify" draw:textarea-vertical-align="middle" draw:auto-grow-height="false" fo:min-height="2.389cm" fo:min-width="5.615cm"/>
    </style:style>
    <style:style style:name="gr71" style:family="graphic" style:parent-style-name="objectwithoutfill">
      <style:graphic-properties draw:marker-end="Arrow" draw:marker-end-width="0.3cm" draw:fill="none" draw:textarea-vertical-align="middle"/>
    </style:style>
    <style:style style:name="gr72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73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74" style:family="graphic" style:parent-style-name="objectwithoutfill">
      <style:graphic-properties svg:stroke-color="#661900" draw:marker-end="Arrow" draw:marker-end-width="0.3cm" draw:fill="none" draw:textarea-vertical-align="middle"/>
    </style:style>
    <style:style style:name="gr75" style:family="graphic" style:parent-style-name="objectwithoutfill">
      <style:graphic-properties svg:stroke-color="#0084d1" draw:marker-end="Arrow" draw:marker-end-width="0.3cm" draw:fill="none" draw:textarea-vertical-align="middle"/>
    </style:style>
    <style:style style:name="gr76" style:family="graphic" style:parent-style-name="objectwithoutfill">
      <style:graphic-properties svg:stroke-color="#9900ff" draw:marker-end="Arrow" draw:marker-end-width="0.3cm" draw:fill="none" draw:textarea-vertical-align="middle"/>
    </style:style>
    <style:style style:name="gr77" style:family="graphic" style:parent-style-name="objectwithoutfill">
      <style:graphic-properties svg:stroke-color="#314004"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0pt"/>
    </style:style>
    <style:style style:name="P2" style:family="paragraph">
      <loext:graphic-properties draw:fill="none" draw:fill-color="#cfe7f5"/>
      <style:paragraph-properties fo:text-align="center"/>
      <style:text-properties fo:font-size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 draw:fill-color="#cfe7f5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fo:color="#990000"/>
    </style:style>
    <style:style style:name="T3" style:family="text">
      <style:text-properties style:font-size-asian="10pt" style:font-size-complex="10pt"/>
    </style:style>
    <style:style style:name="T4" style:family="text">
      <style:text-properties fo:color="#0000ff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3" draw:id="id13" draw:layer="layout" svg:width="3.031cm" svg:height="1.159cm" svg:x="30.563cm" svg:y="17.882cm">
          <text:p text:style-name="P1">Document</text:p>
          <text:p text:style-name="P1"><text:span text:style-name="T1">PK:DB_Doc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7" draw:id="id17" draw:layer="layout" svg:width="3.232cm" svg:height="1.601cm" svg:x="19.546cm" svg:y="17.661cm">
          <text:p text:style-name="P1">Entry</text:p>
          <text:p text:style-name="P1"><text:span text:style-name="T1">PK:DB_entry_ID</text:span></text:p>
          <text:p text:style-name="P1"><text:span text:style-name="T2">FK:DB_Doc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069cm" svg:height="1.601cm" svg:x="11.801cm" svg:y="2.93cm">
          <text:p text:style-name="P3"><text:span text:style-name="T3">Study_entry_list</text:span></text:p>
          <text:p text:style-name="P3"><text:span text:style-name="T4">PK:DB_Study_ID,</text:span></text:p>
          <text:p text:style-name="P3"><text:span text:style-name="T4">DB_BMRB_accession_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497cm" svg:height="1.159cm" svg:x="18.301cm" svg:y="3.149cm">
          <text:p text:style-name="P3"><text:span text:style-name="T3">Project</text:span></text:p>
          <text:p text:style-name="P3"><text:span text:style-name="T4">PK:DB_Projec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5" draw:id="id5" draw:layer="layout" svg:width="3.858cm" svg:height="1.601cm" svg:x="28.979cm" svg:y="4.786cm">
          <text:p text:style-name="P1">City_Site</text:p>
          <text:p text:style-name="P1"><text:span text:style-name="T1">PK:DB_City_Site_ID</text:span></text:p>
          <text:p text:style-name="P1"><text:span text:style-name="T2">FK1:DB_Country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4" draw:id="id14" draw:layer="layout" svg:width="3.637cm" svg:height="1.159cm" svg:x="29.089cm" svg:y="2.832cm">
          <text:p text:style-name="P3"><text:span text:style-name="T3">Country</text:span></text:p>
          <text:p text:style-name="P3"><text:span text:style-name="T4">PK:DB_Country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7" draw:id="id7" draw:layer="layout" svg:width="3.556cm" svg:height="1.159cm" svg:x="25.413cm" svg:y="10.897cm">
          <text:p text:style-name="P1">Journal</text:p>
          <text:p text:style-name="P1"><text:span text:style-name="T1">PK:DB_Journal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6" draw:id="id6" draw:layer="layout" svg:width="3.864cm" svg:height="2.483cm" svg:x="25.259cm" svg:y="13.49cm">
          <text:p text:style-name="P1">Journal_paper</text:p>
          <text:p text:style-name="P1"><text:span text:style-name="T1">PK:DB_Doc_ID,</text:span></text:p>
          <text:p text:style-name="P1"><text:span text:style-name="T1">DB_Journal_ID</text:span></text:p>
          <text:p text:style-name="P1"><text:span text:style-name="T2">FK1:DB_Doc_ID</text:span></text:p>
          <text:p text:style-name="P1"><text:span text:style-name="T2">FK2:DB_Journal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9" draw:id="id9" draw:layer="layout" svg:width="4.028cm" svg:height="1.601cm" svg:x="30.064cm" svg:y="10.676cm">
          <text:p text:style-name="P1">Book</text:p>
          <text:p text:style-name="P1"><text:span text:style-name="T1">PK:DB_Book_ID</text:span></text:p>
          <text:p text:style-name="P1"><text:span text:style-name="T2">FK1:DB_City_Sit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8" draw:id="id8" draw:layer="layout" svg:width="3.513cm" svg:height="2.483cm" svg:x="30.322cm" svg:y="13.49cm">
          <text:p text:style-name="P1">Book_chapter</text:p>
          <text:p text:style-name="P1"><text:span text:style-name="T1">PK:DB_Doc_ID,</text:span></text:p>
          <text:p text:style-name="P1"><text:span text:style-name="T1">DB_Book_ID</text:span></text:p>
          <text:p text:style-name="P1"><text:span text:style-name="T2">FK1:DB_Doc_ID</text:span></text:p>
          <text:p text:style-name="P1"><text:span text:style-name="T2">FK2:DB_Book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1" draw:id="id1" draw:layer="layout" svg:width="5.166cm" svg:height="2.041cm" svg:x="12.683cm" svg:y="11.847cm">
          <text:p text:style-name="P1">Person_affiliation</text:p>
          <text:p text:style-name="P1"><text:span text:style-name="T1">PK:DB_Person_affiliation_ID</text:span></text:p>
          <text:p text:style-name="P1"><text:span text:style-name="T2">FK1:DB_Person_ID</text:span></text:p>
          <text:p text:style-name="P1"><text:span text:style-name="T2">FK2:DB_Org_uni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2" draw:id="id2" draw:layer="layout" svg:width="3.518cm" svg:height="1.159cm" svg:x="13.507cm" svg:y="14.502cm">
          <text:p text:style-name="P1">Person</text:p>
          <text:p text:style-name="P1"><text:span text:style-name="T1">PK:DB_Pers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4" draw:id="id4" draw:layer="layout" svg:width="4.394cm" svg:height="1.159cm" svg:x="13.069cm" svg:y="7.25cm">
          <text:p text:style-name="P1">Organization</text:p>
          <text:p text:style-name="P1"><text:span text:style-name="T1">PK:DB_Organizati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3" draw:id="id3" draw:layer="layout" svg:width="4.658cm" svg:height="2.041cm" svg:x="12.937cm" svg:y="9.127cm">
          <text:p text:style-name="P1">Organization_unit</text:p>
          <text:p text:style-name="P1"><text:span text:style-name="T1">PK:DB_Org_unit_ID</text:span></text:p>
          <text:p text:style-name="P1"><text:span text:style-name="T2">FK1:DB_Organization_ID</text:span></text:p>
          <text:p text:style-name="P1"><text:span text:style-name="T2">FK2:DB_City_Sit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xml:id="id12" draw:id="id12" draw:layer="layout" svg:width="4.221cm" svg:height="1.159cm" svg:x="35.606cm" svg:y="8.531cm">
          <text:p text:style-name="P1">Conference</text:p>
          <text:p text:style-name="P1"><text:span text:style-name="T1">PK:DB_Conferenc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xml:id="id11" draw:id="id11" draw:layer="layout" svg:width="5.048cm" svg:height="2.041cm" svg:x="35.192cm" svg:y="10.456cm">
          <text:p text:style-name="P1">Conference_instance</text:p>
          <text:p text:style-name="P1"><text:span text:style-name="T1">PK:DB_Conference_inst_ID</text:span></text:p>
          <text:p text:style-name="P1"><text:span text:style-name="T2">FK1:DB_Conference_ID</text:span></text:p>
          <text:p text:style-name="P1"><text:span text:style-name="T2">FK2:DB_City_Sit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10" draw:id="id10" draw:layer="layout" svg:width="5.269cm" svg:height="2.483cm" svg:x="35.082cm" svg:y="13.49cm">
          <text:p text:style-name="P1">Conference_abstract</text:p>
          <text:p text:style-name="P1"><text:span text:style-name="T1">PK:DB_Doc_ID,</text:span></text:p>
          <text:p text:style-name="P1"><text:span text:style-name="T1">DB_Conference_inst_ID</text:span></text:p>
          <text:p text:style-name="P1"><text:span text:style-name="T2">FK1:DB_Doc_ID</text:span></text:p>
          <text:p text:style-name="P1"><text:span text:style-name="T2">FK2:DB_Conference_ins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xml:id="id19" draw:id="id19" draw:layer="layout" svg:width="3.687cm" svg:height="1.159cm" svg:x="49.149cm" svg:y="12.889cm">
          <text:p text:style-name="P1">Element</text:p>
          <text:p text:style-name="P1"><text:span text:style-name="T1">PK:DB_Eleme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xml:id="id18" draw:id="id18" draw:layer="layout" svg:width="3.909cm" svg:height="1.601cm" svg:x="53.801cm" svg:y="12.668cm">
          <text:p text:style-name="P1">Nucleus</text:p>
          <text:p text:style-name="P1"><text:span text:style-name="T1">PK:DB_Nucleus_ID</text:span></text:p>
          <text:p text:style-name="P1"><text:span text:style-name="T2">FK1:DB_Eleme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xml:id="id21" draw:id="id21" draw:layer="layout" svg:width="5.004cm" svg:height="1.159cm" svg:x="53.253cm" svg:y="16.801cm">
          <text:p text:style-name="P1">Electron_system</text:p>
          <text:p text:style-name="P1"><text:span text:style-name="T1">PK:DB_Electron_syste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20" draw:id="id20" draw:layer="layout" svg:width="5.268cm" svg:height="2.041cm" svg:x="62.847cm" svg:y="14.344cm">
          <text:p text:style-name="P1">Atom</text:p>
          <text:p text:style-name="P1"><text:span text:style-name="T1">PK:DB_Atom_ID</text:span></text:p>
          <text:p text:style-name="P1"><text:span text:style-name="T2">FK1:DB_Nucleus_ID</text:span></text:p>
          <text:p text:style-name="P1"><text:span text:style-name="T2">FK2:DB_Electron_system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xml:id="id23" draw:id="id23" draw:layer="layout" svg:width="4.471cm" svg:height="1.159cm" svg:x="63.246cm" svg:y="32.72cm">
          <text:p text:style-name="P1">Chem_comp</text:p>
          <text:p text:style-name="P1"><text:span text:style-name="T1">PK:DB_Chem_Comp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xml:id="id67" draw:id="id67" draw:layer="layout" svg:width="5.321cm" svg:height="1.159cm" svg:x="12.851cm" svg:y="23.095cm">
          <text:p text:style-name="P1">Biological_function</text:p>
          <text:p text:style-name="P1"><text:span text:style-name="T1">PK:DB_Biological_functi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xml:id="id64" draw:id="id64" draw:layer="layout" svg:width="3.736cm" svg:height="1.601cm" svg:x="42.152cm" svg:y="43.775cm">
          <text:p text:style-name="P1">Product</text:p>
          <text:p text:style-name="P1"><text:span text:style-name="T1">PK:DB_Product_ID</text:span></text:p>
          <text:p text:style-name="P1"><text:span text:style-name="T2">FK1:DB_Vendor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" xml:id="id66" draw:id="id66" draw:layer="layout" svg:width="3.973cm" svg:height="1.601cm" svg:x="42.034cm" svg:y="41.108cm">
          <text:p text:style-name="P1">Vendor</text:p>
          <text:p text:style-name="P1"><text:span text:style-name="T1">PK:DB_Vendor_ID</text:span></text:p>
          <text:p text:style-name="P1"><text:span text:style-name="T2">FK1:DB_City_sit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xml:id="id65" draw:id="id65" draw:layer="layout" svg:width="3.789cm" svg:height="1.159cm" svg:x="47.579cm" svg:y="36.437cm">
          <text:p text:style-name="P1">Software</text:p>
          <text:p text:style-name="P1"><text:span text:style-name="T1">PK:DB_Software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xml:id="id22" draw:id="id22" draw:layer="layout" svg:width="5.807cm" svg:height="2.483cm" svg:x="52.952cm" svg:y="24.54cm">
          <text:p text:style-name="P1">Chem_comp_biological_function</text:p>
          <text:p text:style-name="P1"><text:span text:style-name="T1">PK:DB_Chem_comp_ID,</text:span></text:p>
          <text:p text:style-name="P1"><text:span text:style-name="T1">DB_Biological_function_ID</text:span></text:p>
          <text:p text:style-name="P1"><text:span text:style-name="T2">FK1:DB_Chem_comp_ID</text:span></text:p>
          <text:p text:style-name="P1"><text:span text:style-name="T2">FK2:DB_Biological_functi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26" draw:id="id26" draw:layer="layout" svg:width="4.702cm" svg:height="2.483cm" svg:x="53.504cm" svg:y="32.749cm">
          <text:p text:style-name="P1">Chem_comp_product</text:p>
          <text:p text:style-name="P1"><text:span text:style-name="T1">PK:DB_Chem_comp_ID,</text:span></text:p>
          <text:p text:style-name="P1"><text:span text:style-name="T1">DB_Product_ID</text:span></text:p>
          <text:p text:style-name="P1"><text:span text:style-name="T2">FK1:DB_Chem_comp_ID</text:span></text:p>
          <text:p text:style-name="P1"><text:span text:style-name="T2">FK2:DB_Produc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xml:id="id25" draw:id="id25" draw:layer="layout" svg:width="5.619cm" svg:height="2.041cm" svg:x="53.046cm" svg:y="30.152cm">
          <text:p text:style-name="P1">Chem_comp_systematic_name</text:p>
          <text:p text:style-name="P1"><text:span text:style-name="T1">PK:DB_Chem_comp_ID,</text:span></text:p>
          <text:p text:style-name="P1"><text:span text:style-name="T1">Naming_system,Name</text:span></text:p>
          <text:p text:style-name="P1"><text:span text:style-name="T2">FK1:DB_Chem_comp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xml:id="id24" draw:id="id24" draw:layer="layout" svg:width="4.658cm" svg:height="2.041cm" svg:x="53.526cm" svg:y="27.558cm">
          <text:p text:style-name="P1">Chem_comp_synonym</text:p>
          <text:p text:style-name="P1"><text:span text:style-name="T1">PK:DB_Chem_comp_ID,</text:span></text:p>
          <text:p text:style-name="P1"><text:span text:style-name="T1">Name</text:span></text:p>
          <text:p text:style-name="P1"><text:span text:style-name="T2">FK1:DB_Chem_comp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xml:id="id27" draw:id="id27" draw:layer="layout" svg:width="6.07cm" svg:height="2.483cm" svg:x="52.82cm" svg:y="35.775cm">
          <text:p text:style-name="P1">Chem_comp_descriptor</text:p>
          <text:p text:style-name="P1"><text:span text:style-name="T1">PK:DB_Chem_comp_ID,</text:span></text:p>
          <text:p text:style-name="P1"><text:span text:style-name="T1">DB_Software_ID,Description_type</text:span></text:p>
          <text:p text:style-name="P1"><text:span text:style-name="T2">FK1:DB_Chem_comp_ID</text:span></text:p>
          <text:p text:style-name="P1"><text:span text:style-name="T2">FK2:DB_Software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xml:id="id39" draw:id="id39" draw:layer="layout" svg:width="5.551cm" svg:height="2.041cm" svg:x="73.498cm" svg:y="32.279cm">
          <text:p text:style-name="P1">Chem_comp_atom</text:p>
          <text:p text:style-name="P1"><text:span text:style-name="T1">PK:DB_Chem_comp_atom_ID,</text:span></text:p>
          <text:p text:style-name="P1"><text:span text:style-name="T2">FK1:DB_Chem_comp_ID</text:span></text:p>
          <text:p text:style-name="P1"><text:span text:style-name="T2">FK2:DB_Atom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xml:id="id55" draw:id="id55" draw:layer="layout" svg:width="5.976cm" svg:height="2.483cm" svg:x="92.046cm" svg:y="20.972cm">
          <text:p text:style-name="P1">Chem_comp_atom_characteristic</text:p>
          <text:p text:style-name="P1"><text:span text:style-name="T1">PK:DB_Chem_comp_atom_ID,</text:span></text:p>
          <text:p text:style-name="P1"><text:span text:style-name="T1">Characteristic_name</text:span></text:p>
          <text:p text:style-name="P1"><text:span text:style-name="T2">FK1:DB_Chem_comp_atom_ID</text:span></text:p>
          <text:p text:style-name="P1"><text:span text:style-name="T2">FK2:DB_Doc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" xml:id="id46" draw:id="id46" draw:layer="layout" svg:width="5.632cm" svg:height="2.041cm" svg:x="83.048cm" svg:y="21.193cm">
          <text:p text:style-name="P1">Chem_comp_atom_name</text:p>
          <text:p text:style-name="P1"><text:span text:style-name="T1">PK:DB_Chem_comp_atom_ID,</text:span></text:p>
          <text:p text:style-name="P1"><text:span text:style-name="T1">Naming_system</text:span></text:p>
          <text:p text:style-name="P1"><text:span text:style-name="T2">FK1:DB_Chem_comp_atom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xml:id="id48" draw:id="id48" draw:layer="layout" svg:width="6.021cm" svg:height="2.041cm" svg:x="82.854cm" svg:y="29.014cm">
          <text:p text:style-name="P1">Chem_comp_bond</text:p>
          <text:p text:style-name="P1"><text:span text:style-name="T1">PK:DB_Chem_comp_bond_ID</text:span></text:p>
          <text:p text:style-name="P1"><text:span text:style-name="T2">FK1:DB_Chem_comp_atom_ID_1</text:span></text:p>
          <text:p text:style-name="P1"><text:span text:style-name="T2">FK2:DB_Chem_comp_atom_ID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xml:id="id50" draw:id="id50" draw:layer="layout" svg:width="6.865cm" svg:height="2.923cm" svg:x="82.432cm" svg:y="34.661cm">
          <text:p text:style-name="P1">Chem_comp_torsion_angle</text:p>
          <text:p text:style-name="P1"><text:span text:style-name="T1">PK:DB_Chem_comp_torsion_angle_ID</text:span></text:p>
          <text:p text:style-name="P1"><text:span text:style-name="T2">FK1:DB_Chem_comp_atom_ID_1</text:span></text:p>
          <text:p text:style-name="P1"><text:span text:style-name="T2">FK2:DB_Chem_comp_atom_ID_2</text:span></text:p>
          <text:p text:style-name="P1"><text:span text:style-name="T2">FK3:DB_Chem_comp_atom_ID_3</text:span></text:p>
          <text:p text:style-name="P1"><text:span text:style-name="T2">FK4:DB_Chem_comp_atom_ID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xml:id="id49" draw:id="id49" draw:layer="layout" svg:width="6.065cm" svg:height="2.483cm" svg:x="82.832cm" svg:y="31.537cm">
          <text:p text:style-name="P1">Chem_comp_angle</text:p>
          <text:p text:style-name="P1"><text:span text:style-name="T1">PK:DB_Chem_comp_angle_ID</text:span></text:p>
          <text:p text:style-name="P1"><text:span text:style-name="T2">FK1:DB_Chem_comp_atom_ID_1</text:span></text:p>
          <text:p text:style-name="P1"><text:span text:style-name="T2">FK2:DB_Chem_comp_atom_ID_2</text:span></text:p>
          <text:p text:style-name="P1"><text:span text:style-name="T2">FK3:DB_Chem_comp_atom_ID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xml:id="id53" draw:id="id53" draw:layer="layout" svg:width="6.46cm" svg:height="1.159cm" svg:x="91.949cm" svg:y="25.748cm">
          <text:p text:style-name="P1">Chem_comp_atom_group</text:p>
          <text:p text:style-name="P1"><text:span text:style-name="T1">PK:DB_Chem_comp_atom_group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xml:id="id54" draw:id="id54" draw:layer="layout" svg:width="7.025cm" svg:height="2.041cm" svg:x="100.695cm" svg:y="25.307cm">
          <text:p text:style-name="P1">Chem_comp_atom_group_characteristic</text:p>
          <text:p text:style-name="P1"><text:span text:style-name="T1">PK:DB_Chem_comp_atom_group_ID,</text:span></text:p>
          <text:p text:style-name="P1"><text:span text:style-name="T1">Characteristic_name</text:span></text:p>
          <text:p text:style-name="P1"><text:span text:style-name="T2">FK1:DB_Chem_comp_atom_group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xml:id="id47" draw:id="id47" draw:layer="layout" svg:width="6.768cm" svg:height="2.483cm" svg:x="82.625cm" svg:y="25.086cm">
          <text:p text:style-name="P1">Chem_comp_atom_group_atom</text:p>
          <text:p text:style-name="P1"><text:span text:style-name="T1">PK:DB_Chem_comp_atom_group_ID,</text:span></text:p>
          <text:p text:style-name="P1"><text:span text:style-name="T1">DB_Chem_comp_atom_ID</text:span></text:p>
          <text:p text:style-name="P1"><text:span text:style-name="T2">FK1:DB_Chem_comp_atom_group_ID</text:span></text:p>
          <text:p text:style-name="P1"><text:span text:style-name="T2">FK2:DB_Chem_comp_atom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xml:id="id52" draw:id="id52" draw:layer="layout" svg:width="4.898cm" svg:height="1.159cm" svg:x="92.585cm" svg:y="42.045cm">
          <text:p text:style-name="P1">Ambiguity_code</text:p>
          <text:p text:style-name="P1"><text:span text:style-name="T1">PK:DB_Ambiguity_cod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xml:id="id51" draw:id="id51" draw:layer="layout" svg:width="5.947cm" svg:height="2.483cm" svg:x="82.891cm" svg:y="41.383cm">
          <text:p text:style-name="P1">Chem_comp_allowed_amb_code</text:p>
          <text:p text:style-name="P1"><text:span text:style-name="T1">PK:DB_Ambiguity_code_ID,</text:span></text:p>
          <text:p text:style-name="P1"><text:span text:style-name="T1">DB_Chem_comp_atom_ID</text:span></text:p>
          <text:p text:style-name="P1"><text:span text:style-name="T2">FK1:DB_Ambiguity_code_ID</text:span></text:p>
          <text:p text:style-name="P1"><text:span text:style-name="T2">FK2:DB_Chem_comp_ato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16" draw:id="id16" draw:layer="layout" svg:width="3.302cm" svg:height="1.159cm" svg:x="8.135cm" svg:y="17.882cm">
          <text:p text:style-name="P1">Study</text:p>
          <text:p text:style-name="P1"><text:span text:style-name="T1">PK:DB_Study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xml:id="id15" draw:id="id15" draw:layer="layout" svg:width="5.938cm" svg:height="2.667cm" svg:x="12.484cm" svg:y="17.128cm">
          <text:p text:style-name="P1">Study_entry_list</text:p>
          <text:p text:style-name="P1"><text:span text:style-name="T1">PK:DB_Study_ID,</text:span></text:p>
          <text:p text:style-name="P1"><text:span text:style-name="T1">DB_BMRB_accession_code</text:span></text:p>
          <text:p text:style-name="P1"><text:span text:style-name="T2">FK1:DB_Study_ID</text:span></text:p>
          <text:p text:style-name="P1"><text:span text:style-name="T2">FK2:DB_BMRB_accession_cod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" xml:id="id29" draw:id="id29" draw:layer="layout" svg:width="3.281cm" svg:height="1.159cm" svg:x="63.841cm" svg:y="53.221cm">
          <text:p text:style-name="P1">Entity</text:p>
          <text:p text:style-name="P1"><text:span text:style-name="T1">PK:DB_Entity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" xml:id="id40" draw:id="id40" draw:layer="layout" svg:width="5.475cm" svg:height="2.041cm" svg:x="73.536cm" svg:y="52.78cm">
          <text:p text:style-name="P1">Entity_chem_comp</text:p>
          <text:p text:style-name="P1"><text:span text:style-name="T1">PK:DB_Entity_chem_comp_ID</text:span></text:p>
          <text:p text:style-name="P1"><text:span text:style-name="T2">FK1:DB_Entity_ID</text:span></text:p>
          <text:p text:style-name="P1"><text:span text:style-name="T2">FK2:DB_Chem_comp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" xml:id="id45" draw:id="id45" draw:layer="layout" svg:width="6.534cm" svg:height="2.041cm" svg:x="82.597cm" svg:y="57.134cm">
          <text:p text:style-name="P1">Entity_segment</text:p>
          <text:p text:style-name="P1"><text:span text:style-name="T1">PK:DB_Entity_segment_ID</text:span></text:p>
          <text:p text:style-name="P1"><text:span text:style-name="T2">FK1:DB_Entity_chem_comp_ID_start</text:span></text:p>
          <text:p text:style-name="P1"><text:span text:style-name="T2">FK2:DB_Entity_chem_comp_ID_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" xml:id="id42" draw:id="id42" draw:layer="layout" svg:width="5.653cm" svg:height="2.041cm" svg:x="83.138cm" svg:y="52.78cm">
          <text:p text:style-name="P1">Entity_atom</text:p>
          <text:p text:style-name="P1"><text:span text:style-name="T1">PK:DB_Entity_atom_ID</text:span></text:p>
          <text:p text:style-name="P1"><text:span text:style-name="T2">FK1:DB_Entity_chem_comp_ID</text:span></text:p>
          <text:p text:style-name="P1"><text:span text:style-name="T2">FK2:DB_Chem_comp_atom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" xml:id="id56" draw:id="id56" draw:layer="layout" svg:width="5.697cm" svg:height="2.483cm" svg:x="83.314cm" svg:y="45.493cm">
          <text:p text:style-name="P1">Entity_deleted_atom</text:p>
          <text:p text:style-name="P1"><text:span text:style-name="T1">PK:DB_Entity_chem_comp_ID,</text:span></text:p>
          <text:p text:style-name="P1"><text:span text:style-name="T1">DB_Chem_comp_atom_ID</text:span></text:p>
          <text:p text:style-name="P1"><text:span text:style-name="T2">FK1:DB_Entity_chem_comp_ID</text:span></text:p>
          <text:p text:style-name="P1"><text:span text:style-name="T2">FK2:DB_Chem_comp_ato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" xml:id="id57" draw:id="id57" draw:layer="layout" svg:width="4.908cm" svg:height="2.041cm" svg:x="97.48cm" svg:y="49.615cm">
          <text:p text:style-name="P1">Entity_bond</text:p>
          <text:p text:style-name="P1"><text:span text:style-name="T1">PK:DB_Entity_bond_ID,</text:span></text:p>
          <text:p text:style-name="P1"><text:span text:style-name="T2">FK1:DB_Entity_atom_ID_1</text:span></text:p>
          <text:p text:style-name="P1"><text:span text:style-name="T2">FK2:DB_Entity_atom_ID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" xml:id="id58" draw:id="id58" draw:layer="layout" svg:width="4.952cm" svg:height="2.483cm" svg:x="97.458cm" svg:y="52.238cm">
          <text:p text:style-name="P1">Entity_angle</text:p>
          <text:p text:style-name="P1"><text:span text:style-name="T1">PK:DB_Entity_angle_ID,</text:span></text:p>
          <text:p text:style-name="P1"><text:span text:style-name="T2">FK1:DB_Entity_atom_ID_1</text:span></text:p>
          <text:p text:style-name="P1"><text:span text:style-name="T2">FK2:DB_Entity_atom_ID_2</text:span></text:p>
          <text:p text:style-name="P1"><text:span text:style-name="T2">FK2:DB_Entity_atom_ID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" xml:id="id59" draw:id="id59" draw:layer="layout" svg:width="5.849cm" svg:height="2.923cm" svg:x="97.01cm" svg:y="55.062cm">
          <text:p text:style-name="P1">Entity_torsion_angle</text:p>
          <text:p text:style-name="P1"><text:span text:style-name="T1">PK:DB_Entity_torsion_angle_ID,</text:span></text:p>
          <text:p text:style-name="P1"><text:span text:style-name="T2">FK1:DB_Entity_atom_ID_1</text:span></text:p>
          <text:p text:style-name="P1"><text:span text:style-name="T2">FK2:DB_Entity_atom_ID_2</text:span></text:p>
          <text:p text:style-name="P1"><text:span text:style-name="T2">FK3:DB_Entity_atom_ID_3</text:span></text:p>
          <text:p text:style-name="P1"><text:span text:style-name="T2">FK4:DB_Entity_atom_ID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" xml:id="id68" draw:id="id68" draw:layer="layout" svg:width="3.929cm" svg:height="1.159cm" svg:x="43.155cm" svg:y="57.626cm">
          <text:p text:style-name="P1">Organism</text:p>
          <text:p text:style-name="P1"><text:span text:style-name="T1">PK:DB_Organism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" xml:id="id69" draw:id="id69" draw:layer="layout" svg:width="4.919cm" svg:height="1.159cm" svg:x="43.181cm" svg:y="60.674cm">
          <text:p text:style-name="P1">Source_location</text:p>
          <text:p text:style-name="P1"><text:span text:style-name="T1">PK:DB_Source_locati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" xml:id="id32" draw:id="id32" draw:layer="layout" svg:width="3.923cm" svg:height="2.483cm" svg:x="51.494cm" svg:y="54.842cm">
          <text:p text:style-name="P1">Entity_product</text:p>
          <text:p text:style-name="P1"><text:span text:style-name="T1">PK:DB_Entity_ID,</text:span></text:p>
          <text:p text:style-name="P1"><text:span text:style-name="T1">DB_Product_ID</text:span></text:p>
          <text:p text:style-name="P1"><text:span text:style-name="T2">FK1:DB_Entity_ID</text:span></text:p>
          <text:p text:style-name="P1"><text:span text:style-name="T2">FK2:DB_Produc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" xml:id="id28" draw:id="id28" draw:layer="layout" svg:width="5.629cm" svg:height="2.483cm" svg:x="50.641cm" svg:y="46.53cm">
          <text:p text:style-name="P1">Entity_biological_function</text:p>
          <text:p text:style-name="P1"><text:span text:style-name="T1">PK:DB_Entity_ID,</text:span></text:p>
          <text:p text:style-name="P1"><text:span text:style-name="T1">DB_Biological_function_ID</text:span></text:p>
          <text:p text:style-name="P1"><text:span text:style-name="T2">FK1:DB_Entity_ID</text:span></text:p>
          <text:p text:style-name="P1"><text:span text:style-name="T2">FK2:DB_Biological_function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" xml:id="id30" draw:id="id30" draw:layer="layout" svg:width="3.545cm" svg:height="2.041cm" svg:x="51.683cm" svg:y="49.705cm">
          <text:p text:style-name="P1">Entity_synonym</text:p>
          <text:p text:style-name="P1"><text:span text:style-name="T1">PK:DB_Entity_ID,</text:span></text:p>
          <text:p text:style-name="P1"><text:span text:style-name="T1">Name</text:span></text:p>
          <text:p text:style-name="P1"><text:span text:style-name="T2">FK1:DB_Entity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" xml:id="id31" draw:id="id31" draw:layer="layout" svg:width="4.506cm" svg:height="2.041cm" svg:x="51.202cm" svg:y="52.236cm">
          <text:p text:style-name="P1">Entity_systematic_name</text:p>
          <text:p text:style-name="P1"><text:span text:style-name="T1">PK:DB_Entity_ID,</text:span></text:p>
          <text:p text:style-name="P1"><text:span text:style-name="T1">Name</text:span></text:p>
          <text:p text:style-name="P1"><text:span text:style-name="T2">FK1:DB_Entity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" xml:id="id33" draw:id="id33" draw:layer="layout" svg:width="5.313cm" svg:height="3.365cm" svg:x="50.799cm" svg:y="57.706cm">
          <text:p text:style-name="P1">Natural_source</text:p>
          <text:p text:style-name="P1"><text:span text:style-name="T1">PK:DB_Natural_source_ID</text:span></text:p>
          <text:p text:style-name="P1"><text:span text:style-name="T2">FK1:DB_Entity_ID</text:span></text:p>
          <text:p text:style-name="P1"><text:span text:style-name="T2">FK2:DB_Entity_segment_ID</text:span></text:p>
          <text:p text:style-name="P1"><text:span text:style-name="T2">FK3:DB_Organism_ID</text:span></text:p>
          <text:p text:style-name="P1"><text:span text:style-name="T2">FK4:DB_Source_location_ID</text:span></text:p>
          <text:p text:style-name="P1"><text:span text:style-name="T2">FK5:DB_Doc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" xml:id="id35" draw:id="id35" draw:layer="layout" svg:width="3.929cm" svg:height="1.159cm" svg:x="63.517cm" svg:y="71.743cm">
          <text:p text:style-name="P1">Assembly</text:p>
          <text:p text:style-name="P1"><text:span text:style-name="T1">PK:DB_Assembly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" xml:id="id41" draw:id="id41" draw:layer="layout" svg:width="5.048cm" svg:height="2.041cm" svg:x="73.749cm" svg:y="71.302cm">
          <text:p text:style-name="P1">Assembly_entity</text:p>
          <text:p text:style-name="P1"><text:span text:style-name="T1">PK:DB_Assembly_entity_ID</text:span></text:p>
          <text:p text:style-name="P1"><text:span text:style-name="T2">FK1:DB_Assembly_ID</text:span></text:p>
          <text:p text:style-name="P1"><text:span text:style-name="T2">FK2:DB_Entity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2" draw:layer="layout" svg:width="4.081cm" svg:height="1.159cm" svg:x="5.826cm" svg:y="47.228cm">
          <text:p text:style-name="P1">Atom_type</text:p>
          <text:p text:style-name="P1"><text:span text:style-name="T1">PK:DB_Atom_type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2" xml:id="id60" draw:id="id60" draw:layer="layout" svg:width="5.783cm" svg:height="3.365cm" svg:x="83.101cm" svg:y="65.199cm">
          <text:p text:style-name="P1">Assembly_deleted_atom</text:p>
          <text:p text:style-name="P1"><text:span text:style-name="T1">PK:DB_Assembly_entity_ID,</text:span></text:p>
          <text:p text:style-name="P1"><text:span text:style-name="T1">DB_Entity_chem_comp_ID,</text:span></text:p>
          <text:p text:style-name="P1"><text:span text:style-name="T1">DB_Chem_comp_atom_ID</text:span></text:p>
          <text:p text:style-name="P1"><text:span text:style-name="T2">FK1:DB_Assembly_entity_ID</text:span></text:p>
          <text:p text:style-name="P1"><text:span text:style-name="T2">FK2:DB_Entity_chem_comp_ID</text:span></text:p>
          <text:p text:style-name="P1"><text:span text:style-name="T2">FK3:DB_Chem_comp_atom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" draw:layer="layout" svg:width="4.902cm" svg:height="1.159cm" svg:x="5.623cm" svg:y="50.641cm">
          <text:p text:style-name="P1">Interaction_type</text:p>
          <text:p text:style-name="P1"><text:span text:style-name="T1">PK:DB_Interaction_type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" xml:id="id43" draw:id="id43" draw:layer="layout" svg:width="6.123cm" svg:height="2.041cm" svg:x="86.19cm" svg:y="74.66cm">
          <text:p text:style-name="P1">Assembly_chem_comp</text:p>
          <text:p text:style-name="P1"><text:span text:style-name="T1">PK:DB_Assembly_chem_comp_ID</text:span></text:p>
          <text:p text:style-name="P1"><text:span text:style-name="T2">FK1:DB_Assembly_entity_ID</text:span></text:p>
          <text:p text:style-name="P1"><text:span text:style-name="T2">FK2:DB_Entity_chem_comp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" xml:id="id44" draw:id="id44" draw:layer="layout" svg:width="5.697cm" svg:height="2.483cm" svg:x="91.569cm" svg:y="71.104cm">
          <text:p text:style-name="P1">Assembly_atom</text:p>
          <text:p text:style-name="P1"><text:span text:style-name="T1">PK:DB_Assembly_atom_ID</text:span></text:p>
          <text:p text:style-name="P1"><text:span text:style-name="T2">FK1:DB_Assembly_entity_ID</text:span></text:p>
          <text:p text:style-name="P1"><text:span text:style-name="T2">FK2:DB_Entity_chem_comp_ID</text:span></text:p>
          <text:p text:style-name="P1"><text:span text:style-name="T2">FK3:DB_Chem_comp_atom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" xml:id="id38" draw:id="id38" draw:layer="layout" svg:width="4.193cm" svg:height="2.041cm" svg:x="51.359cm" svg:y="75.28cm">
          <text:p text:style-name="P1">Assembly_class</text:p>
          <text:p text:style-name="P1"><text:span text:style-name="T1">PK:DB_Assembly_ID,</text:span></text:p>
          <text:p text:style-name="P1"><text:span text:style-name="T1">Assembly_class</text:span></text:p>
          <text:p text:style-name="P1"><text:span text:style-name="T2">FK1:DB_Assembly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" xml:id="id36" draw:id="id36" draw:layer="layout" svg:width="4.193cm" svg:height="2.041cm" svg:x="51.359cm" svg:y="70.191cm">
          <text:p text:style-name="P1">Assembly_synonym</text:p>
          <text:p text:style-name="P1"><text:span text:style-name="T1">PK:DB_Assembly_ID,</text:span></text:p>
          <text:p text:style-name="P1"><text:span text:style-name="T1">Name</text:span></text:p>
          <text:p text:style-name="P1"><text:span text:style-name="T2">FK1:DB_Assembly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" xml:id="id37" draw:id="id37" draw:layer="layout" svg:width="5.153cm" svg:height="2.041cm" svg:x="50.879cm" svg:y="72.74cm">
          <text:p text:style-name="P1">Assembly_systematic_name</text:p>
          <text:p text:style-name="P1"><text:span text:style-name="T1">PK:DB_Assembly_ID,</text:span></text:p>
          <text:p text:style-name="P1"><text:span text:style-name="T1">Naming_system</text:span></text:p>
          <text:p text:style-name="P1"><text:span text:style-name="T2">FK1:DB_Assembly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" xml:id="id34" draw:id="id34" draw:layer="layout" svg:width="5.629cm" svg:height="2.483cm" svg:x="50.641cm" svg:y="67.324cm">
          <text:p text:style-name="P1">Assembly_biological_function</text:p>
          <text:p text:style-name="P1"><text:span text:style-name="T1">PK:DB_Assembly_ID,</text:span></text:p>
          <text:p text:style-name="P1"><text:span text:style-name="T1">DB_Biological_function_ID</text:span></text:p>
          <text:p text:style-name="P1"><text:span text:style-name="T2">FK1:DB_Assembly_ID</text:span></text:p>
          <text:p text:style-name="P1"><text:span text:style-name="T2">FK2:DB_Biological_function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" xml:id="id61" draw:id="id61" draw:layer="layout" svg:width="5.556cm" svg:height="2.041cm" svg:x="104.355cm" svg:y="68.187cm">
          <text:p text:style-name="P1">Assembly_bond</text:p>
          <text:p text:style-name="P1"><text:span text:style-name="T1">PK:DB_Assembly_bond_ID</text:span></text:p>
          <text:p text:style-name="P1"><text:span text:style-name="T2">FK1:DB_Assembly_atom_ID_1</text:span></text:p>
          <text:p text:style-name="P1"><text:span text:style-name="T2">FK2:DB_Assembly_atom_ID_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2" xml:id="id62" draw:id="id62" draw:layer="layout" svg:width="5.6cm" svg:height="2.483cm" svg:x="104.333cm" svg:y="70.71cm">
          <text:p text:style-name="P1">Assembly_angle</text:p>
          <text:p text:style-name="P1"><text:span text:style-name="T1">PK:DB_Assembly_angle_ID</text:span></text:p>
          <text:p text:style-name="P1"><text:span text:style-name="T2">FK1:DB_Assembly_atom_ID_1</text:span></text:p>
          <text:p text:style-name="P1"><text:span text:style-name="T2">FK2:DB_Assembly_atom_ID_2</text:span></text:p>
          <text:p text:style-name="P1"><text:span text:style-name="T2">FK3:DB_Assembly_atom_ID_3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2" xml:id="id63" draw:id="id63" draw:layer="layout" svg:width="6.399cm" svg:height="2.923cm" svg:x="103.934cm" svg:y="73.534cm">
          <text:p text:style-name="P1">Assembly_torsion_angle</text:p>
          <text:p text:style-name="P1"><text:span text:style-name="T1">PK:DB_Assembly_torsion_angle_ID</text:span></text:p>
          <text:p text:style-name="P1"><text:span text:style-name="T2">FK1:DB_Assembly_atom_ID_1</text:span></text:p>
          <text:p text:style-name="P1"><text:span text:style-name="T2">FK2:DB_Assembly_atom_ID_2</text:span></text:p>
          <text:p text:style-name="P1"><text:span text:style-name="T2">FK3:DB_Assembly_atom_ID_3</text:span></text:p>
          <text:p text:style-name="P1"><text:span text:style-name="T2">FK4:DB_Assembly_atom_ID_4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1" draw:text-style-name="P5" draw:layer="layout" svg:x1="15.266cm" svg:y1="13.888cm" svg:x2="15.266cm" svg:y2="14.502cm" draw:start-shape="id1" draw:start-glue-point="2" draw:end-shape="id2" draw:end-glue-point="0" svg:d="M15266 13888v614" svg:viewBox="0 0 1 615">
          <text:p/>
        </draw:connector>
        <draw:connector draw:style-name="gr71" draw:text-style-name="P5" draw:layer="layout" svg:x1="15.266cm" svg:y1="11.847cm" svg:x2="15.266cm" svg:y2="11.168cm" draw:start-shape="id1" draw:start-glue-point="0" draw:end-shape="id3" draw:end-glue-point="2" svg:d="M15266 11847v-679" svg:viewBox="0 0 1 680">
          <text:p/>
        </draw:connector>
        <draw:connector draw:style-name="gr71" draw:text-style-name="P5" draw:layer="layout" svg:x1="15.266cm" svg:y1="9.127cm" svg:x2="15.266cm" svg:y2="8.409cm" draw:start-shape="id3" draw:start-glue-point="0" draw:end-shape="id4" draw:end-glue-point="2" svg:d="M15266 9127v-718" svg:viewBox="0 0 1 719">
          <text:p/>
        </draw:connector>
        <draw:connector draw:style-name="gr71" draw:text-style-name="P5" draw:layer="layout" svg:x1="12.937cm" svg:y1="10.147cm" svg:x2="28.979cm" svg:y2="5.586cm" draw:start-shape="id3" draw:start-glue-point="3" draw:end-shape="id5" draw:end-glue-point="3" svg:d="M12937 10147h-501v-4561h16543" svg:viewBox="0 0 16544 4562">
          <text:p/>
        </draw:connector>
        <draw:connector draw:style-name="gr71" draw:text-style-name="P5" draw:layer="layout" svg:x1="27.191cm" svg:y1="13.49cm" svg:x2="27.191cm" svg:y2="12.056cm" draw:start-shape="id6" draw:start-glue-point="0" draw:end-shape="id7" draw:end-glue-point="2" svg:d="M27191 13490v-1434" svg:viewBox="0 0 1 1435">
          <text:p/>
        </draw:connector>
        <draw:connector draw:style-name="gr71" draw:text-style-name="P5" draw:layer="layout" svg:x1="32.078cm" svg:y1="13.49cm" svg:x2="32.078cm" svg:y2="12.277cm" draw:start-shape="id8" draw:start-glue-point="0" draw:end-shape="id9" draw:end-glue-point="2" svg:d="M32078 13490v-1213" svg:viewBox="0 0 1 1214">
          <text:p/>
        </draw:connector>
        <draw:connector draw:style-name="gr71" draw:text-style-name="P5" draw:layer="layout" svg:x1="37.716cm" svg:y1="13.49cm" svg:x2="37.716cm" svg:y2="12.497cm" draw:start-shape="id10" draw:start-glue-point="0" draw:end-shape="id11" draw:end-glue-point="2" svg:d="M37716 13490v-993" svg:viewBox="0 0 1 994">
          <text:p/>
        </draw:connector>
        <draw:connector draw:style-name="gr71" draw:text-style-name="P5" draw:layer="layout" svg:x1="37.716cm" svg:y1="10.456cm" svg:x2="37.716cm" svg:y2="9.69cm" draw:start-shape="id11" draw:start-glue-point="0" draw:end-shape="id12" draw:end-glue-point="2" svg:d="M37716 10456v-766" svg:viewBox="0 0 1 767">
          <text:p/>
        </draw:connector>
        <draw:connector draw:style-name="gr71" draw:text-style-name="P5" draw:layer="layout" svg:x1="27.191cm" svg:y1="15.973cm" svg:x2="32.078cm" svg:y2="17.882cm" draw:start-shape="id6" draw:start-glue-point="2" draw:end-shape="id13" draw:end-glue-point="0" svg:d="M27191 15973v954h4887v955" svg:viewBox="0 0 4888 1910">
          <text:p/>
        </draw:connector>
        <draw:connector draw:style-name="gr71" draw:text-style-name="P5" draw:layer="layout" svg:x1="32.078cm" svg:y1="15.973cm" svg:x2="32.078cm" svg:y2="17.882cm" draw:start-shape="id8" draw:start-glue-point="2" draw:end-shape="id13" draw:end-glue-point="0" svg:d="M32078 15973v1909" svg:viewBox="0 0 1 1910">
          <text:p/>
        </draw:connector>
        <draw:connector draw:style-name="gr71" draw:text-style-name="P5" draw:layer="layout" svg:x1="37.716cm" svg:y1="15.973cm" svg:x2="32.078cm" svg:y2="17.882cm" draw:start-shape="id10" draw:start-glue-point="2" draw:end-shape="id13" draw:end-glue-point="0" svg:d="M37716 15973v954h-5638v955" svg:viewBox="0 0 5639 1910">
          <text:p/>
        </draw:connector>
        <draw:connector draw:style-name="gr71" draw:text-style-name="P5" draw:layer="layout" draw:line-skew="0.513cm" svg:x1="35.192cm" svg:y1="11.476cm" svg:x2="32.837cm" svg:y2="5.586cm" draw:start-shape="id11" draw:start-glue-point="3" draw:end-shape="id5" draw:end-glue-point="1" svg:d="M35192 11476h-664v-5890h-1691" svg:viewBox="0 0 2356 5891">
          <text:p/>
        </draw:connector>
        <draw:connector draw:style-name="gr71" draw:text-style-name="P5" draw:layer="layout" draw:line-skew="-0.32cm" svg:x1="34.092cm" svg:y1="11.476cm" svg:x2="32.837cm" svg:y2="5.586cm" draw:start-shape="id9" draw:start-glue-point="1" draw:end-shape="id5" draw:end-glue-point="1" svg:d="M34092 11476h182v-5890h-1437" svg:viewBox="0 0 1438 5891">
          <text:p/>
        </draw:connector>
        <draw:connector draw:style-name="gr71" draw:text-style-name="P5" draw:layer="layout" svg:x1="30.908cm" svg:y1="4.786cm" svg:x2="30.907cm" svg:y2="3.991cm" draw:start-shape="id5" draw:start-glue-point="0" draw:end-shape="id14" draw:end-glue-point="2" svg:d="M30908 4786v-398h-1v-397" svg:viewBox="0 0 2 796">
          <text:p/>
        </draw:connector>
        <draw:connector draw:style-name="gr71" draw:text-style-name="P5" draw:layer="layout" svg:x1="12.484cm" svg:y1="18.461cm" svg:x2="11.437cm" svg:y2="18.461cm" draw:start-shape="id15" draw:start-glue-point="3" draw:end-shape="id16" draw:end-glue-point="1" svg:d="M12484 18461h-1047" svg:viewBox="0 0 1048 1">
          <text:p/>
        </draw:connector>
        <draw:connector draw:style-name="gr71" draw:text-style-name="P5" draw:layer="layout" svg:x1="18.422cm" svg:y1="18.461cm" svg:x2="19.546cm" svg:y2="18.461cm" draw:start-shape="id15" draw:start-glue-point="1" draw:end-shape="id17" draw:end-glue-point="3" svg:d="M18422 18461h1124" svg:viewBox="0 0 1125 1">
          <text:p/>
        </draw:connector>
        <draw:connector draw:style-name="gr71" draw:text-style-name="P5" draw:layer="layout" svg:x1="22.778cm" svg:y1="18.461cm" svg:x2="30.563cm" svg:y2="18.461cm" draw:start-shape="id17" draw:start-glue-point="1" draw:end-shape="id13" draw:end-glue-point="3" svg:d="M22778 18461h7785" svg:viewBox="0 0 7786 1">
          <text:p/>
        </draw:connector>
        <draw:connector draw:style-name="gr71" draw:text-style-name="P5" draw:layer="layout" svg:x1="53.801cm" svg:y1="13.468cm" svg:x2="52.836cm" svg:y2="13.468cm" draw:start-shape="id18" draw:start-glue-point="3" draw:end-shape="id19" draw:end-glue-point="1" svg:d="M53801 13468h-965" svg:viewBox="0 0 966 1">
          <text:p/>
        </draw:connector>
        <draw:connector draw:style-name="gr71" draw:text-style-name="P5" draw:layer="layout" svg:x1="62.847cm" svg:y1="15.364cm" svg:x2="57.71cm" svg:y2="13.468cm" draw:start-shape="id20" draw:start-glue-point="3" draw:end-shape="id18" draw:end-glue-point="1" svg:d="M62847 15364h-2568v-1896h-2569" svg:viewBox="0 0 5138 1897">
          <text:p/>
        </draw:connector>
        <draw:connector draw:style-name="gr71" draw:text-style-name="P5" draw:layer="layout" svg:x1="62.847cm" svg:y1="15.364cm" svg:x2="58.257cm" svg:y2="17.38cm" draw:start-shape="id20" draw:start-glue-point="3" draw:end-shape="id21" draw:end-glue-point="1" svg:d="M62847 15364h-2294v2016h-2296" svg:viewBox="0 0 4591 2017">
          <text:p/>
        </draw:connector>
        <draw:connector draw:style-name="gr72" draw:text-style-name="P5" draw:layer="layout" svg:x1="58.759cm" svg:y1="25.781cm" svg:x2="63.246cm" svg:y2="33.299cm" draw:start-shape="id22" draw:start-glue-point="1" draw:end-shape="id23" svg:d="M58759 25781h2243v7518h2244" svg:viewBox="0 0 4488 7519">
          <text:p/>
        </draw:connector>
        <draw:connector draw:style-name="gr72" draw:text-style-name="P5" draw:layer="layout" svg:x1="58.184cm" svg:y1="28.578cm" svg:x2="63.246cm" svg:y2="33.299cm" draw:start-shape="id24" draw:start-glue-point="1" draw:end-shape="id23" draw:end-glue-point="3" svg:d="M58184 28578h2531v4721h2531" svg:viewBox="0 0 5063 4722">
          <text:p/>
        </draw:connector>
        <draw:connector draw:style-name="gr72" draw:text-style-name="P5" draw:layer="layout" svg:x1="58.665cm" svg:y1="31.172cm" svg:x2="63.246cm" svg:y2="33.299cm" draw:start-shape="id25" draw:start-glue-point="1" draw:end-shape="id23" draw:end-glue-point="3" svg:d="M58665 31172h2290v2127h2291" svg:viewBox="0 0 4582 2128">
          <text:p/>
        </draw:connector>
        <draw:connector draw:style-name="gr72" draw:text-style-name="P5" draw:layer="layout" svg:x1="58.206cm" svg:y1="33.99cm" svg:x2="63.246cm" svg:y2="33.299cm" draw:start-shape="id26" draw:start-glue-point="1" draw:end-shape="id23" draw:end-glue-point="3" svg:d="M58206 33990h2520v-691h2520" svg:viewBox="0 0 5041 692">
          <text:p/>
        </draw:connector>
        <draw:connector draw:style-name="gr72" draw:text-style-name="P5" draw:layer="layout" svg:x1="58.89cm" svg:y1="37.016cm" svg:x2="63.246cm" svg:y2="33.299cm" draw:start-shape="id27" draw:start-glue-point="1" draw:end-shape="id23" draw:end-glue-point="3" svg:d="M58890 37016h2178v-3717h2178" svg:viewBox="0 0 4357 3718">
          <text:p/>
        </draw:connector>
        <draw:connector draw:style-name="gr73" draw:text-style-name="P5" draw:layer="layout" svg:x1="56.27cm" svg:y1="47.771cm" svg:x2="63.841cm" svg:y2="53.8cm" draw:start-shape="id28" draw:start-glue-point="1" draw:end-shape="id29" svg:d="M56270 47771h3785v6029h3786" svg:viewBox="0 0 7572 6030">
          <text:p/>
        </draw:connector>
        <draw:connector draw:style-name="gr73" draw:text-style-name="P5" draw:layer="layout" svg:x1="55.228cm" svg:y1="50.725cm" svg:x2="63.841cm" svg:y2="53.8cm" draw:start-shape="id30" draw:start-glue-point="1" draw:end-shape="id29" svg:d="M55228 50725h4306v3075h4307" svg:viewBox="0 0 8614 3076">
          <text:p/>
        </draw:connector>
        <draw:connector draw:style-name="gr73" draw:text-style-name="P5" draw:layer="layout" svg:x1="55.708cm" svg:y1="53.256cm" svg:x2="63.841cm" svg:y2="53.8cm" draw:start-shape="id31" draw:start-glue-point="1" draw:end-shape="id29" draw:end-glue-point="3" svg:d="M55708 53256h4067v544h4066" svg:viewBox="0 0 8134 545">
          <text:p/>
        </draw:connector>
        <draw:connector draw:style-name="gr73" draw:text-style-name="P5" draw:layer="layout" svg:x1="55.417cm" svg:y1="56.083cm" svg:x2="63.841cm" svg:y2="53.8cm" draw:start-shape="id32" draw:start-glue-point="1" draw:end-shape="id29" draw:end-glue-point="3" svg:d="M55417 56083h4212v-2283h4212" svg:viewBox="0 0 8425 2284">
          <text:p/>
        </draw:connector>
        <draw:connector draw:style-name="gr73" draw:text-style-name="P5" draw:layer="layout" svg:x1="56.112cm" svg:y1="59.388cm" svg:x2="63.841cm" svg:y2="53.8cm" draw:start-shape="id33" draw:start-glue-point="1" draw:end-shape="id29" draw:end-glue-point="3" svg:d="M56112 59388h3864v-5588h3865" svg:viewBox="0 0 7730 5589">
          <text:p/>
        </draw:connector>
        <draw:connector draw:style-name="gr74" draw:text-style-name="P5" draw:layer="layout" svg:x1="56.27cm" svg:y1="68.565cm" svg:x2="63.517cm" svg:y2="72.322cm" draw:start-shape="id34" draw:start-glue-point="1" draw:end-shape="id35" draw:end-glue-point="3" svg:d="M56270 68565h3623v3757h3624" svg:viewBox="0 0 7248 3758">
          <text:p/>
        </draw:connector>
        <draw:connector draw:style-name="gr74" draw:text-style-name="P5" draw:layer="layout" svg:x1="55.552cm" svg:y1="71.211cm" svg:x2="63.517cm" svg:y2="72.322cm" draw:start-shape="id36" draw:start-glue-point="1" draw:end-shape="id35" draw:end-glue-point="3" svg:d="M55552 71211h3982v1111h3983" svg:viewBox="0 0 7966 1112">
          <text:p/>
        </draw:connector>
        <draw:connector draw:style-name="gr74" draw:text-style-name="P5" draw:layer="layout" svg:x1="56.032cm" svg:y1="73.76cm" svg:x2="63.517cm" svg:y2="72.322cm" draw:start-shape="id37" draw:start-glue-point="1" draw:end-shape="id35" draw:end-glue-point="3" svg:d="M56032 73760h3742v-1438h3743" svg:viewBox="0 0 7486 1439">
          <text:p/>
        </draw:connector>
        <draw:connector draw:style-name="gr74" draw:text-style-name="P5" draw:layer="layout" svg:x1="55.552cm" svg:y1="76.3cm" svg:x2="63.517cm" svg:y2="72.322cm" draw:start-shape="id38" draw:start-glue-point="1" draw:end-shape="id35" draw:end-glue-point="3" svg:d="M55552 76300h3982v-3978h3983" svg:viewBox="0 0 7966 3979">
          <text:p/>
        </draw:connector>
        <draw:connector draw:style-name="gr72" draw:text-style-name="P5" draw:layer="layout" svg:x1="73.498cm" svg:y1="33.299cm" svg:x2="67.717cm" svg:y2="33.299cm" draw:start-shape="id39" draw:start-glue-point="3" draw:end-shape="id23" draw:end-glue-point="1" svg:d="M73498 33299h-5781" svg:viewBox="0 0 5782 1">
          <text:p/>
        </draw:connector>
        <draw:connector draw:style-name="gr71" draw:text-style-name="P5" draw:layer="layout" svg:x1="76.273cm" svg:y1="32.279cm" svg:x2="68.115cm" svg:y2="15.364cm" draw:start-shape="id39" draw:start-glue-point="0" draw:end-shape="id20" draw:end-glue-point="1" svg:d="M76273 32279v-16915h-8158" svg:viewBox="0 0 8159 16916">
          <text:p/>
        </draw:connector>
        <draw:connector draw:style-name="gr73" draw:text-style-name="P5" draw:layer="layout" svg:x1="73.536cm" svg:y1="53.8cm" svg:x2="67.122cm" svg:y2="53.8cm" draw:start-shape="id40" draw:start-glue-point="3" draw:end-shape="id29" draw:end-glue-point="1" svg:d="M73536 53800h-6414" svg:viewBox="0 0 6415 1">
          <text:p/>
        </draw:connector>
        <draw:connector draw:style-name="gr72" draw:text-style-name="P5" draw:layer="layout" svg:x1="76.273cm" svg:y1="52.78cm" svg:x2="65.481cm" svg:y2="33.879cm" draw:start-shape="id40" draw:start-glue-point="0" draw:end-shape="id23" svg:d="M76273 52780v-9451h-10792v-9450" svg:viewBox="0 0 10793 18902">
          <text:p/>
        </draw:connector>
        <draw:connector draw:style-name="gr74" draw:text-style-name="P5" draw:layer="layout" svg:x1="73.749cm" svg:y1="72.322cm" svg:x2="67.446cm" svg:y2="72.322cm" draw:start-shape="id41" draw:start-glue-point="3" draw:end-shape="id35" draw:end-glue-point="1" svg:d="M73749 72322h-6303" svg:viewBox="0 0 6304 1">
          <text:p/>
        </draw:connector>
        <draw:connector draw:style-name="gr73" draw:text-style-name="P5" draw:layer="layout" svg:x1="76.273cm" svg:y1="71.302cm" svg:x2="65.481cm" svg:y2="54.38cm" draw:start-shape="id41" draw:start-glue-point="0" draw:end-shape="id29" svg:d="M76273 71302v-8461h-10792v-8461" svg:viewBox="0 0 10793 16923">
          <text:p/>
        </draw:connector>
        <draw:connector draw:style-name="gr75" draw:text-style-name="P5" draw:layer="layout" svg:x1="83.138cm" svg:y1="53.8cm" svg:x2="79.011cm" svg:y2="53.8cm" draw:start-shape="id42" draw:start-glue-point="3" draw:end-shape="id40" draw:end-glue-point="1" svg:d="M83138 53800h-4127" svg:viewBox="0 0 4128 1">
          <text:p/>
        </draw:connector>
        <draw:connector draw:style-name="gr76" draw:text-style-name="P5" draw:layer="layout" draw:line-skew="6.98cm" svg:x1="85.964cm" svg:y1="52.78cm" svg:x2="76.273cm" svg:y2="34.32cm" draw:start-shape="id42" draw:start-glue-point="0" draw:end-shape="id39" svg:d="M85964 52780v-2250h-9691v-16210" svg:viewBox="0 0 9692 18461">
          <text:p/>
        </draw:connector>
        <draw:connector draw:style-name="gr77" draw:text-style-name="P5" draw:layer="layout" svg:x1="86.19cm" svg:y1="75.68cm" svg:x2="78.797cm" svg:y2="72.322cm" draw:start-shape="id43" draw:start-glue-point="3" draw:end-shape="id41" draw:end-glue-point="1" svg:d="M86190 75680h-3696v-3358h-3697" svg:viewBox="0 0 7394 3359">
          <text:p/>
        </draw:connector>
        <draw:connector draw:style-name="gr75" draw:text-style-name="P5" draw:layer="layout" draw:line-skew="-2.272cm" svg:x1="89.251cm" svg:y1="74.66cm" svg:x2="76.273cm" svg:y2="54.821cm" draw:start-shape="id43" draw:start-glue-point="0" draw:end-shape="id40" svg:d="M89251 74660v-12192h-12978v-7647" svg:viewBox="0 0 12979 19840">
          <text:p/>
        </draw:connector>
        <draw:connector draw:style-name="gr75" draw:text-style-name="P5" draw:layer="layout" draw:line-skew="-1.753cm" svg:x1="94.417cm" svg:y1="71.104cm" svg:x2="76.273cm" svg:y2="54.821cm" draw:start-shape="id44" draw:start-glue-point="0" draw:end-shape="id40" draw:end-glue-point="2" svg:d="M94417 71104v-9895h-18144v-6388" svg:viewBox="0 0 18145 16284">
          <text:p/>
        </draw:connector>
        <draw:connector draw:style-name="gr76" draw:text-style-name="P5" draw:layer="layout" draw:line-skew="-3.059cm" svg:x1="94.417cm" svg:y1="71.104cm" svg:x2="76.273cm" svg:y2="34.32cm" draw:start-shape="id44" draw:start-glue-point="0" draw:end-shape="id39" draw:end-glue-point="2" svg:d="M94417 71104v-21451h-18144v-15333" svg:viewBox="0 0 18145 36785">
          <text:p/>
        </draw:connector>
        <draw:connector draw:style-name="gr75" draw:text-style-name="P5" draw:layer="layout" draw:line-skew="-0.937cm" svg:x1="82.597cm" svg:y1="58.154cm" svg:x2="79.011cm" svg:y2="53.8cm" draw:start-shape="id45" draw:start-glue-point="3" draw:end-shape="id40" draw:end-glue-point="1" svg:d="M82597 58154h-2730v-4354h-856" svg:viewBox="0 0 3587 4355">
          <text:p/>
        </draw:connector>
        <draw:connector draw:style-name="gr76" draw:text-style-name="P5" draw:layer="layout" svg:x1="83.048cm" svg:y1="22.213cm" svg:x2="79.049cm" svg:y2="33.299cm" draw:start-shape="id46" draw:start-glue-point="3" draw:end-shape="id39" draw:end-glue-point="1" svg:d="M83048 22213h-1999v11086h-2000" svg:viewBox="0 0 4000 11087">
          <text:p/>
        </draw:connector>
        <draw:connector draw:style-name="gr76" draw:text-style-name="P5" draw:layer="layout" svg:x1="82.625cm" svg:y1="26.327cm" svg:x2="79.049cm" svg:y2="33.299cm" draw:start-shape="id47" draw:start-glue-point="3" draw:end-shape="id39" draw:end-glue-point="1" svg:d="M82625 26327h-1788v6972h-1788" svg:viewBox="0 0 3577 6973">
          <text:p/>
        </draw:connector>
        <draw:connector draw:style-name="gr76" draw:text-style-name="P5" draw:layer="layout" svg:x1="82.854cm" svg:y1="30.034cm" svg:x2="79.049cm" svg:y2="33.299cm" draw:start-shape="id48" draw:start-glue-point="3" draw:end-shape="id39" draw:end-glue-point="1" svg:d="M82854 30034h-1903v3265h-1902" svg:viewBox="0 0 3806 3266">
          <text:p/>
        </draw:connector>
        <draw:connector draw:style-name="gr76" draw:text-style-name="P5" draw:layer="layout" svg:x1="82.832cm" svg:y1="32.778cm" svg:x2="79.049cm" svg:y2="33.299cm" draw:start-shape="id49" draw:start-glue-point="3" draw:end-shape="id39" draw:end-glue-point="1" svg:d="M82832 32778h-1892v521h-1891" svg:viewBox="0 0 3784 522">
          <text:p/>
        </draw:connector>
        <draw:connector draw:style-name="gr76" draw:text-style-name="P5" draw:layer="layout" svg:x1="82.432cm" svg:y1="36.122cm" svg:x2="79.049cm" svg:y2="33.299cm" draw:start-shape="id50" draw:start-glue-point="3" draw:end-shape="id39" draw:end-glue-point="1" svg:d="M82432 36122h-1692v-2823h-1691" svg:viewBox="0 0 3384 2824">
          <text:p/>
        </draw:connector>
        <draw:connector draw:style-name="gr76" draw:text-style-name="P5" draw:layer="layout" svg:x1="82.891cm" svg:y1="42.624cm" svg:x2="79.049cm" svg:y2="33.299cm" draw:start-shape="id51" draw:start-glue-point="3" draw:end-shape="id39" draw:end-glue-point="1" svg:d="M82891 42624h-1921v-9325h-1921" svg:viewBox="0 0 3843 9326">
          <text:p/>
        </draw:connector>
        <draw:connector draw:style-name="gr71" draw:text-style-name="P5" draw:layer="layout" svg:x1="88.838cm" svg:y1="42.624cm" svg:x2="92.585cm" svg:y2="42.624cm" draw:start-shape="id51" draw:start-glue-point="1" draw:end-shape="id52" draw:end-glue-point="3" svg:d="M88838 42624h3747" svg:viewBox="0 0 3748 1">
          <text:p/>
        </draw:connector>
        <draw:connector draw:style-name="gr71" draw:text-style-name="P5" draw:layer="layout" svg:x1="89.393cm" svg:y1="26.327cm" svg:x2="91.949cm" svg:y2="26.327cm" draw:start-shape="id47" draw:start-glue-point="1" draw:end-shape="id53" draw:end-glue-point="3" svg:d="M89393 26327h2556" svg:viewBox="0 0 2557 1">
          <text:p/>
        </draw:connector>
        <draw:connector draw:style-name="gr71" draw:text-style-name="P5" draw:layer="layout" svg:x1="100.695cm" svg:y1="26.327cm" svg:x2="98.409cm" svg:y2="26.327cm" draw:start-shape="id54" draw:start-glue-point="3" draw:end-shape="id53" draw:end-glue-point="1" svg:d="M100695 26327h-2286" svg:viewBox="0 0 2287 1">
          <text:p/>
        </draw:connector>
        <draw:connector draw:style-name="gr71" draw:text-style-name="P5" draw:layer="layout" svg:x1="88.68cm" svg:y1="22.213cm" svg:x2="92.046cm" svg:y2="22.213cm" draw:start-shape="id46" draw:start-glue-point="1" draw:end-shape="id55" draw:end-glue-point="3" svg:d="M88680 22213h3366" svg:viewBox="0 0 3367 1">
          <text:p/>
        </draw:connector>
        <draw:connector draw:style-name="gr71" draw:text-style-name="P5" draw:layer="layout" svg:x1="95.034cm" svg:y1="20.972cm" svg:x2="33.594cm" svg:y2="18.461cm" draw:start-shape="id55" draw:start-glue-point="0" draw:end-shape="id13" draw:end-glue-point="1" svg:d="M95034 20972v-2511h-61440" svg:viewBox="0 0 61441 2512">
          <text:p/>
        </draw:connector>
        <draw:connector draw:style-name="gr75" draw:text-style-name="P5" draw:layer="layout" draw:line-skew="-0.152cm" svg:x1="83.314cm" svg:y1="46.734cm" svg:x2="79.011cm" svg:y2="53.8cm" draw:start-shape="id56" draw:start-glue-point="3" draw:end-shape="id40" draw:end-glue-point="1" svg:d="M83314 46734h-2304v7066h-1999" svg:viewBox="0 0 4304 7067">
          <text:p/>
        </draw:connector>
        <draw:connector draw:style-name="gr76" draw:text-style-name="P5" draw:layer="layout" svg:x1="86.162cm" svg:y1="47.976cm" svg:x2="79.049cm" svg:y2="33.299cm" draw:start-shape="id56" draw:start-glue-point="2" draw:end-shape="id39" draw:end-glue-point="1" svg:d="M86162 47976v501h-4981v-15178h-2132" svg:viewBox="0 0 7114 15179">
          <text:p/>
        </draw:connector>
        <draw:connector draw:style-name="gr75" draw:text-style-name="P5" draw:layer="layout" svg:x1="97.48cm" svg:y1="50.635cm" svg:x2="88.791cm" svg:y2="53.8cm" draw:start-shape="id57" draw:start-glue-point="3" draw:end-shape="id42" draw:end-glue-point="1" svg:d="M97480 50635h-4344v3165h-4345" svg:viewBox="0 0 8690 3166">
          <text:p/>
        </draw:connector>
        <draw:connector draw:style-name="gr75" draw:text-style-name="P5" draw:layer="layout" svg:x1="97.458cm" svg:y1="53.479cm" svg:x2="88.791cm" svg:y2="53.8cm" draw:start-shape="id58" draw:start-glue-point="3" draw:end-shape="id42" draw:end-glue-point="1" svg:d="M97458 53479h-4333v321h-4334" svg:viewBox="0 0 8668 322">
          <text:p/>
        </draw:connector>
        <draw:connector draw:style-name="gr75" draw:text-style-name="P5" draw:layer="layout" svg:x1="97.01cm" svg:y1="56.523cm" svg:x2="88.791cm" svg:y2="53.8cm" draw:start-shape="id59" draw:start-glue-point="3" draw:end-shape="id42" draw:end-glue-point="1" svg:d="M97010 56523h-4110v-2723h-4109" svg:viewBox="0 0 8220 2724">
          <text:p/>
        </draw:connector>
        <draw:connector draw:style-name="gr77" draw:text-style-name="P5" draw:layer="layout" svg:x1="85.992cm" svg:y1="68.564cm" svg:x2="78.797cm" svg:y2="72.322cm" draw:start-shape="id60" draw:start-glue-point="2" draw:end-shape="id41" draw:end-glue-point="1" svg:d="M85992 68564v3758h-7195" svg:viewBox="0 0 7196 3759">
          <text:p/>
        </draw:connector>
        <draw:connector draw:style-name="gr75" draw:text-style-name="P5" draw:layer="layout" svg:x1="85.992cm" svg:y1="65.199cm" svg:x2="76.273cm" svg:y2="54.821cm" draw:start-shape="id60" draw:start-glue-point="0" draw:end-shape="id40" svg:d="M85992 65199v-5189h-9719v-5189" svg:viewBox="0 0 9720 10379">
          <text:p/>
        </draw:connector>
        <draw:connector draw:style-name="gr76" draw:text-style-name="P5" draw:layer="layout" draw:line-skew="-0.446cm" svg:x1="83.101cm" svg:y1="66.881cm" svg:x2="79.049cm" svg:y2="33.299cm" draw:start-shape="id60" draw:start-glue-point="3" draw:end-shape="id39" svg:d="M83101 66881h-2472v-33582h-1580" svg:viewBox="0 0 4053 33583">
          <text:p/>
        </draw:connector>
        <draw:connector draw:style-name="gr71" draw:text-style-name="P5" draw:layer="layout" svg:x1="104.355cm" svg:y1="69.207cm" svg:x2="97.266cm" svg:y2="72.345cm" draw:start-shape="id61" draw:start-glue-point="3" draw:end-shape="id44" draw:end-glue-point="1" svg:d="M104355 69207h-3544v3138h-3545" svg:viewBox="0 0 7090 3139">
          <text:p/>
        </draw:connector>
        <draw:connector draw:style-name="gr71" draw:text-style-name="P5" draw:layer="layout" svg:x1="104.333cm" svg:y1="71.951cm" svg:x2="97.266cm" svg:y2="72.345cm" draw:start-shape="id62" draw:start-glue-point="3" draw:end-shape="id44" draw:end-glue-point="1" svg:d="M104333 71951h-3533v394h-3534" svg:viewBox="0 0 7068 395">
          <text:p/>
        </draw:connector>
        <draw:connector draw:style-name="gr71" draw:text-style-name="P5" draw:layer="layout" svg:x1="103.934cm" svg:y1="74.995cm" svg:x2="97.266cm" svg:y2="72.345cm" draw:start-shape="id63" draw:start-glue-point="3" draw:end-shape="id44" draw:end-glue-point="1" svg:d="M103934 74995h-3334v-2650h-3334" svg:viewBox="0 0 6669 2651">
          <text:p/>
        </draw:connector>
        <draw:connector draw:style-name="gr71" draw:text-style-name="P5" draw:layer="layout" draw:line-skew="-2.399cm" svg:x1="53.504cm" svg:y1="33.99cm" svg:x2="45.888cm" svg:y2="44.575cm" draw:start-shape="id26" draw:start-glue-point="3" draw:end-shape="id64" draw:end-glue-point="1" svg:d="M53504 33990h-6206v10585h-1410" svg:viewBox="0 0 7617 10586">
          <text:p/>
        </draw:connector>
        <draw:connector draw:style-name="gr71" draw:text-style-name="P5" draw:layer="layout" svg:x1="52.82cm" svg:y1="37.016cm" svg:x2="51.368cm" svg:y2="37.016cm" draw:start-shape="id27" draw:start-glue-point="3" draw:end-shape="id65" draw:end-glue-point="1" svg:d="M52820 37016h-1452" svg:viewBox="0 0 1453 1">
          <text:p/>
        </draw:connector>
        <draw:connector draw:style-name="gr71" draw:text-style-name="P5" draw:layer="layout" svg:x1="44.02cm" svg:y1="43.775cm" svg:x2="44.02cm" svg:y2="42.709cm" draw:start-shape="id64" draw:start-glue-point="0" draw:end-shape="id66" draw:end-glue-point="2" svg:d="M44020 43775v-1066" svg:viewBox="0 0 1 1067">
          <text:p/>
        </draw:connector>
        <draw:connector draw:style-name="gr71" draw:text-style-name="P5" draw:layer="layout" svg:x1="44.02cm" svg:y1="41.108cm" svg:x2="32.837cm" svg:y2="5.586cm" draw:start-shape="id66" draw:start-glue-point="0" draw:end-shape="id5" draw:end-glue-point="1" svg:d="M44020 41108v-35522h-11183" svg:viewBox="0 0 11184 35523">
          <text:p/>
        </draw:connector>
        <draw:connector draw:style-name="gr71" draw:text-style-name="P5" draw:layer="layout" svg:x1="52.952cm" svg:y1="25.781cm" svg:x2="15.511cm" svg:y2="24.254cm" draw:start-shape="id22" draw:start-glue-point="3" draw:end-shape="id67" draw:end-glue-point="2" svg:d="M52952 25781h-37441v-1527" svg:viewBox="0 0 37442 1528">
          <text:p/>
        </draw:connector>
        <draw:connector draw:style-name="gr71" draw:text-style-name="P5" draw:layer="layout" svg:x1="50.641cm" svg:y1="47.771cm" svg:x2="15.511cm" svg:y2="24.254cm" draw:start-shape="id28" draw:start-glue-point="3" draw:end-shape="id67" draw:end-glue-point="2" svg:d="M50641 47771h-35130v-23517" svg:viewBox="0 0 35131 23518">
          <text:p/>
        </draw:connector>
        <draw:connector draw:style-name="gr71" draw:text-style-name="P5" draw:layer="layout" svg:x1="50.641cm" svg:y1="68.565cm" svg:x2="15.511cm" svg:y2="24.254cm" draw:start-shape="id34" draw:start-glue-point="3" draw:end-shape="id67" draw:end-glue-point="2" svg:d="M50641 68565h-35130v-44311" svg:viewBox="0 0 35131 44312">
          <text:p/>
        </draw:connector>
        <draw:connector draw:style-name="gr71" draw:text-style-name="P5" draw:layer="layout" svg:x1="50.799cm" svg:y1="59.388cm" svg:x2="47.084cm" svg:y2="58.205cm" draw:start-shape="id33" draw:start-glue-point="3" draw:end-shape="id68" draw:end-glue-point="1" svg:d="M50799 59388h-1858v-1183h-1857" svg:viewBox="0 0 3716 1184">
          <text:p/>
        </draw:connector>
        <draw:connector draw:style-name="gr71" draw:text-style-name="P5" draw:layer="layout" svg:x1="50.799cm" svg:y1="59.388cm" svg:x2="48.1cm" svg:y2="61.253cm" draw:start-shape="id33" draw:start-glue-point="3" draw:end-shape="id69" draw:end-glue-point="1" svg:d="M50799 59388h-1350v1865h-1349" svg:viewBox="0 0 2700 1866">
          <text:p/>
        </draw:connector>
        <draw:connector draw:style-name="gr71" draw:text-style-name="P5" draw:layer="layout" draw:line-skew="-2.787cm" svg:x1="50.799cm" svg:y1="59.388cm" svg:x2="33.594cm" svg:y2="18.461cm" draw:start-shape="id33" draw:start-glue-point="3" draw:end-shape="id13" draw:end-glue-point="1" svg:d="M50799 59388h-11390v-40927h-5815" svg:viewBox="0 0 17206 40928">
          <text:p/>
        </draw:connector>
        <draw:connector draw:style-name="gr71" draw:text-style-name="P5" draw:layer="layout" draw:line-skew="-10.842cm" svg:x1="50.799cm" svg:y1="59.388cm" svg:x2="22.778cm" svg:y2="18.461cm" draw:start-shape="id33" draw:start-glue-point="3" draw:end-shape="id17" draw:end-glue-point="1" svg:d="M50799 59388h-24852v-40927h-3169" svg:viewBox="0 0 28022 40928">
          <text:p/>
        </draw:connector>
        <draw:connector draw:style-name="gr77" draw:text-style-name="P5" draw:layer="layout" svg:x1="91.569cm" svg:y1="72.345cm" svg:x2="78.797cm" svg:y2="72.322cm" draw:start-shape="id44" draw:start-glue-point="3" draw:end-shape="id41" draw:end-glue-point="1" svg:d="M91569 72345h-6386v-23h-6386" svg:viewBox="0 0 12773 24">
          <text:p/>
        </draw:connector>
        <draw:connector draw:style-name="gr71" draw:text-style-name="P5" draw:layer="layout" svg:x1="51.494cm" svg:y1="56.083cm" svg:x2="45.888cm" svg:y2="44.575cm" draw:start-shape="id32" draw:start-glue-point="3" draw:end-shape="id64" draw:end-glue-point="1" svg:d="M51494 56083h-2803v-11508h-2803" svg:viewBox="0 0 5607 115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1T09:38:29.179270267</meta:creation-date>
    <dc:date>2016-02-11T11:46:41.640372847</dc:date>
    <meta:editing-duration>PT34M45S</meta:editing-duration>
    <meta:editing-cycles>4</meta:editing-cycles>
    <meta:generator>LibreOffice/5.0.3.2$Linux_X86_64 LibreOffice_project/00m0$Build-2</meta:generator>
    <meta:document-statistic meta:object-count="155"/>
  </office:meta>
</office:document-meta>
</file>